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F3100000F3219C0434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FMono-Regular" svg:font-family="SFMono-Regular, Consolas, 'Liberation Mono', Menlo, Courier, monospace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style="italic" fo:font-weight="bold"/>
    </style:style>
    <style:style style:name="P8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9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24292e" style:font-name="SFMono-Regular" fo:letter-spacing="normal"/>
    </style:style>
    <style:style style:name="T3" style:family="text">
      <style:text-properties fo:font-variant="normal" fo:text-transform="none" fo:color="#24292e" style:font-name="SFMono-Regular" fo:letter-spacing="normal" fo:font-style="normal"/>
    </style:style>
    <style:style style:name="T4" style:family="text">
      <style:text-properties fo:font-variant="normal" fo:text-transform="none" fo:color="#24292e" style:font-name="SFMono-Regular" fo:letter-spacing="normal" fo:font-style="normal" style:font-style-asian="normal" style:font-style-complex="normal"/>
    </style:style>
    <style:style style:name="T5" style:family="text">
      <style:text-properties fo:font-variant="normal" fo:text-transform="none" fo:color="#24292e" style:font-name="SFMono-Regular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4292e" style:font-name="SFMono-Regular" fo:letter-spacing="normal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24292e" style:font-name="SFMono-Regular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24292e" style:font-name="SFMono-Regular" fo:letter-spacing="normal" fo:font-weight="bold" style:font-weight-asian="bold" style:font-weight-complex="bold"/>
    </style:style>
    <style:style style:name="T9" style:family="text">
      <style:text-properties fo:font-variant="normal" fo:text-transform="none" fo:color="#24292e" style:font-name="SFMono-Regular" fo:letter-spacing="normal" fo:font-style="italic" style:font-style-asian="italic" style:font-style-complex="italic"/>
    </style:style>
    <style:style style:name="T10" style:family="text">
      <style:text-properties fo:font-variant="normal" fo:text-transform="none" fo:color="#24292e" style:font-name="SFMono-Regular" fo:letter-spacing="normal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24292e" style:font-name="SFMono-Regular" fo:letter-spacing="normal" style:font-size-asian="13pt" style:font-style-asian="italic" style:font-weight-asian="bold" style:font-size-complex="13pt" style:font-style-complex="italic" style:font-weight-complex="bold"/>
    </style:style>
    <style:style style:name="T12" style:family="text">
      <style:text-properties fo:font-variant="normal" fo:text-transform="none" fo:color="#24292e" style:font-name="SFMono-Regular" fo:letter-spacing="normal" fo:font-weight="normal" style:font-weight-asian="normal" style:font-weight-complex="normal"/>
    </style:style>
    <style:style style:name="T13" style:family="text">
      <style:text-properties fo:font-variant="normal" fo:text-transform="none" fo:color="#24292e" style:font-name="SFMono-Regular" fo:font-size="12pt" fo:letter-spacing="normal" fo:font-style="normal" style:font-weight-asian="bold" style:font-weight-complex="bold"/>
    </style:style>
    <style:style style:name="T14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</text:p>
      <text:p text:style-name="P1"/>
      <text:p text:style-name="P1"><draw:frame draw:style-name="fr1" draw:name="graphics1" text:anchor-type="paragraph" svg:x="-1.767cm" svg:y="1.395cm" svg:width="20.401cm" svg:height="4.112cm" draw:z-index="0"><draw:image xlink:href="Pictures/2000000700005F3100000F3219C0434B.svm" xlink:type="simple" xlink:show="embed" xlink:actuate="onLoad"/></draw:frame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>1.http://&lt;your_host&gt;:&lt;your_port&gt;/stories</text:span></text:p>
      <text:p text:style-name="P2"><text:span text:style-name="T3"/></text:p>
      <text:p text:style-name="P2"><text:span text:style-name="T3"/></text:p>
      <text:p text:style-name="P3"><text:span text:style-name="T9">(</text:span><text:span text:style-name="T10">Post</text:span><text:span text:style-name="T9">)Filling a form, thus creating a user's story, sending it to the system and receiving the following JSON </text:span><text:span text:style-name="T3">response:</text:span></text:p>
      <text:p text:style-name="P6"><text:span text:style-name="T2">{"username": "user1"&lt;str&gt;, </text:span></text:p>
      <text:p text:style-name="P6"><text:span text:style-name="T2"><text:s/>"post_type": "story"&lt;str&gt;, </text:span></text:p>
      <text:p text:style-name="P6"><text:span text:style-name="T2"><text:s/>"pwd_hash": "jskdjdj2343jdirue"&lt;str&gt;, </text:span></text:p>
      <text:p text:style-name="P6"><text:span text:style-name="T2"><text:s/>"post_title": "One true Story"&lt;str&gt;, </text:span></text:p>
      <text:p text:style-name="P6"><text:span text:style-name="T2"><text:s/>"post_parent": 2&lt;int&gt;, </text:span></text:p>
      <text:p text:style-name="P6"><text:span text:style-name="T2"><text:s/>"hanesst_id": 13&lt;int&gt;, </text:span></text:p>
      <text:p text:style-name="P6"><text:span text:style-name="T2"><text:s/>"post_text": "......."&lt;str&gt;}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4">2.http://&lt;your_host&gt;:&lt;your_port&gt;/stories<text:line-break/>(Get) </text:span><text:span text:style-name="T12">Receiving a list of stories of all users.<text:line-break/>JSON Response:</text:span></text:p>
      <text:p text:style-name="P6"><text:span text:style-name="T2">{"listOfStories":[</text:span></text:p>
      <text:p text:style-name="P6"><text:span text:style-name="T2">{</text:span></text:p>
      <text:p text:style-name="P6"><text:span text:style-name="T2">"username": "user1"&lt;str&gt;, </text:span></text:p>
      <text:p text:style-name="P6"><text:span text:style-name="T2"><text:s/>"post_type": "story"&lt;str&gt;, </text:span></text:p>
      <text:p text:style-name="P6"><text:span text:style-name="T2"><text:s/>"pwd_hash": "jskdjdj2343jdirue"&lt;str&gt;, </text:span></text:p>
      <text:p text:style-name="P6"><text:span text:style-name="T2"><text:s/>"post_title": "One true Story"&lt;str&gt;, </text:span></text:p>
      <text:p text:style-name="P6"><text:span text:style-name="T2"><text:s/>"post_parent": 2&lt;int&gt;, </text:span></text:p>
      <text:p text:style-name="P6"><text:span text:style-name="T2"><text:s/>"hanesst_id": 13&lt;int&gt;, </text:span></text:p>
      <text:p text:style-name="P6"><text:span text:style-name="T2"><text:s/>"post_text": "......."&lt;str&gt;</text:span></text:p>
      <text:p text:style-name="P6"><text:span text:style-name="T2">}</text:span></text:p>
      <text:p text:style-name="P6"><text:span text:style-name="T2">]</text:span><text:span text:style-name="T4"><text:line-break/></text:span><text:span text:style-name="T2"> </text:span></text:p>
      <text:p text:style-name="P6"><text:soft-page-break/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3.http://&lt;your_host&gt;:&lt;your_port&gt;/status</text:span><text:span text:style-name="T2"> </text:span></text:p>
      <text:p text:style-name="P7"><text:span text:style-name="T11">(Get)Receveing the status of your server:</text:span></text:p>
      <text:p text:style-name="P7"><text:span text:style-name="T11"><text:line-break/><text:tab/>T</text:span><text:span text:style-name="T13">hree states, which your system should return:</text:span></text:p>
      <text:list xml:id="list8779983759887330924" text:style-name="L1">
        <text:list-item>
          <text:p text:style-name="P9"><text:span text:style-name="T14">up-and-running corresponds to </text:span><text:span text:style-name="Source_20_Text"><text:span text:style-name="T1">Alive</text:span></text:span></text:p>
        </text:list-item>
        <text:list-item>
          <text:p text:style-name="P9"><text:span text:style-name="T14">under update corresponds to </text:span><text:span text:style-name="Source_20_Text"><text:span text:style-name="T1">Update</text:span></text:span></text:p>
        </text:list-item>
        <text:list-item>
          <text:p text:style-name="P9"><text:span text:style-name="T14">the system is down for some reason corresponds to </text:span><text:span text:style-name="Source_20_Text"><text:span text:style-name="T1">Down</text:span></text:span></text:p>
          <text:p text:style-name="P9"><text:span text:style-name="Source_20_Text"><text:span text:style-name="T1"/></text:span></text:p>
        </text:list-item>
      </text:list>
      <text:list xml:id="list8430317846163163261" text:style-name="L2">
        <text:list-header>
          <text:p text:style-name="P5"><text:span text:style-name="T6"/></text:p>
        </text:list-header>
      </text:list>
      <text:p text:style-name="P6"><text:span text:style-name="T4">4.http://&lt;your_host&gt;:&lt;your_port&gt;/register</text:span></text:p>
      <text:p text:style-name="P6"><text:span text:style-name="T4">(Post) </text:span><text:span text:style-name="T12">Creating a new user by filling a form and receiving the following JSON response:</text:span><text:span text:style-name="T4"><text:line-break/>{"username": "user1"&lt;str&gt;, </text:span></text:p>
      <text:p text:style-name="P6"><text:span text:style-name="T4"><text:s/>"pwd_hash": "jskdjdj2343jdirue"&lt;str&gt;, </text:span></text:p>
      <text:p text:style-name="P6"><text:span text:style-name="T4"><text:s/>"email": "xoxo@gmail.com"&lt;str&gt;, </text:span></text:p>
      <text:p text:style-name="P6"><text:span text:style-name="T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FMono-Regular" svg:font-family="SFMono-Regular, Consolas, 'Liberation Mono', Menlo, Courier, monospace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48S</meta:editing-duration>
    <meta:editing-cycles>5</meta:editing-cycles>
    <meta:generator>OpenOffice/4.0.1$Win32 OpenOffice.org_project/401m5$Build-9714</meta:generator>
    <dc:date>2017-10-02T09:55:18.49</dc:date>
    <meta:document-statistic meta:table-count="0" meta:image-count="1" meta:object-count="0" meta:page-count="2" meta:paragraph-count="33" meta:word-count="128" meta:character-count="1198"/>
    <meta:user-defined meta:name="Info 1"/>
    <meta:user-defined meta:name="Info 2"/>
    <meta:user-defined meta:name="Info 3"/>
    <meta:user-defined meta:name="Info 4"/>
  </office:meta>
</office:document-meta>
</file>